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left="0in" fo:margin-right="0in" fo:text-indent="0in" style:auto-text-indent="false"/>
    </style:style>
    <style:style style:name="P5" style:family="paragraph" style:parent-style-name="Text_20_body" style:list-style-name="L4"/>
    <style:style style:name="P6" style:family="paragraph" style:parent-style-name="Text_20_body" style:list-style-name="L4">
      <style:paragraph-properties fo:margin-left="0in" fo:margin-right="0in" fo:text-indent="0in" style:auto-text-indent="fals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T1"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kay, here's the "Early Concept Acquisition / R&amp;D Partnership Prospectus" for <text:span text:style-name="Strong_20_Emphasis">ASATAD - Directional Noise-Embedded Audio (DNEA)</text:span>.</text:p>
      <text:p text:style-name="Horizontal_20_Line"/>
      <text:p text:style-name="Text_20_body"><text:span text:style-name="Strong_20_Emphasis">Early Concept Acquisition / R&amp;D Partnership Prospectus</text:span></text:p>
      <text:p text:style-name="Text_20_body"><text:span text:style-name="Strong_20_Emphasis">Project ASATAD (Stream B2: Directional Noise-Embedded Audio - DNEA)</text:span><text:line-break/><text:span text:style-name="Strong_20_Emphasis">"Stealth Audio: Targeted Sound Delivery in Complex Acoustic Environments"</text:span><text:line-break/><text:span text:style-name="Strong_20_Emphasis">Date: October 26, 2023</text:span><text:line-break/><text:span text:style-name="Strong_20_Emphasis">Confidentiality Notice: This document contains proprietary and confidential information.</text:span></text:p>
      <text:p text:style-name="Horizontal_20_Line"/>
      <text:p text:style-name="Text_20_body"><text:span text:style-name="Strong_20_Emphasis">1. Executive Summary</text:span></text:p>
      <text:list text:style-name="L1">
        <text:list-item>
          <text:p text:style-name="P1"><text:span text:style-name="Strong_20_Emphasis">The Opportunity:</text:span> In an increasingly noisy world, the ability to deliver targeted audio information discreetly and without contributing to overall sound pollution is a significant challenge. Applications range from personalized public announcements and museum exhibits to discreet communication in offices and enhanced retail experiences. The market for advanced audio solutions, including professional audio and digital signage, is substantial and values innovation in user experience and environmental control.</text:p>
        </text:list-item>
        <text:list-item>
          <text:p text:style-name="P1"><text:span text:style-name="Strong_20_Emphasis">Our Conceptual Solution: Project DNEA:</text:span> DNEA is a conceptual framework for a system that uses phased arrays of speakers and advanced signal processing to create highly directional beams of sound. Crucially, the desired audio message is proposed to be subtly embedded within a carefully engineered "structured ambient noise" carrier. This carrier is designed to blend with the environment and psychoacoustically mask the message for anyone outside the narrow target beam, while enhancing its clarity for the intended listener.</text:p>
        </text:list-item>
        <text:list-item>
          <text:p text:style-name="P1"><text:span text:style-name="Strong_20_Emphasis">Key Differentiators &amp; Potential Advantages (Theoretical):</text:span></text:p>
          <text:list>
            <text:list-item>
              <text:p text:style-name="P1"><text:span text:style-name="Strong_20_Emphasis">Discreet &amp; Targeted Delivery:</text:span> Audio is perceptible primarily within a defined, steerable zone, minimizing eavesdropping and sound pollution.</text:p>
            </text:list-item>
            <text:list-item>
              <text:p text:style-name="P1"><text:span text:style-name="Strong_20_Emphasis">Environmental Integration:</text:span> The "structured noise" carrier is designed to sound natural and unobtrusive, unlike the often artificial sound of some directional speakers.</text:p>
            </text:list-item>
            <text:list-item>
              <text:p text:style-name="P1"><text:span text:style-name="Strong_20_Emphasis">Headphone-Free Personalization:</text:span> Enables personalized audio experiences in public or shared spaces without requiring listeners to wear headphones.</text:p>
            </text:list-item>
          </text:list>
        </text:list-item>
        <text:list-item>
          <text:p text:style-name="P1"><text:span text:style-name="Strong_20_Emphasis">The Proposition:</text:span> We are offering the acquisition of the foundational DNEA concept, including detailed theoretical designs for phased array control, structured noise generation, message embedding algorithms, and adaptive environmental compensation. Alternatively, we propose an exclusive R&amp;D partnership to co-develop, validate, and commercialize this innovative audio delivery technology.</text:p>
        </text:list-item>
        <text:list-item>
          <text:p text:style-name="P1"><text:span text:style-name="Strong_20_Emphasis">Call to Action:</text:span> We invite [Acquirer/Partner Company Name] to sign a Mutual NDA for access to a detailed technical brief on DNEA's core principles and conceptual algorithms, followed by <text:soft-page-break/>a discussion to explore its application within your audio, signage, or public information system portfolios.</text:p>
        </text:list-item>
      </text:list>
      <text:p text:style-name="Text_20_body"><text:span text:style-name="Strong_20_Emphasis">2. The Problem &amp; Current Landscape</text:span></text:p>
      <text:list text:style-name="L2">
        <text:list-item>
          <text:p text:style-name="P2"><text:span text:style-name="Strong_20_Emphasis">Detailed Problem Statement:</text:span> Delivering specific audio information to individuals in noisy or shared environments effectively and without disturbing others is a persistent challenge. Headphones provide isolation but can be inconvenient, unsociable, or unsafe in certain contexts. Traditional loudspeakers create broad sound fields, leading to noise pollution and lack of personalization.</text:p>
        </text:list-item>
        <text:list-item>
          <text:p text:style-name="P2"><text:span text:style-name="Strong_20_Emphasis">Existing Solutions &amp; Their Limitations:</text:span></text:p>
          <text:list>
            <text:list-item>
              <text:p text:style-name="P2"><text:span text:style-name="Strong_20_Emphasis">Standard Loudspeakers:</text:span> Non-directional, contribute to noise pollution, lack personalization.</text:p>
            </text:list-item>
            <text:list-item>
              <text:p text:style-name="P2"><text:span text:style-name="Strong_20_Emphasis">Headphones/Earbuds:</text:span> Provide personal audio but isolate the user, can be cumbersome, and raise hygiene/sharing concerns in public applications.</text:p>
            </text:list-item>
            <text:list-item>
              <text:p text:style-name="P2"><text:span text:style-name="Strong_20_Emphasis">Existing Directional Speakers (e.g., Parametric Speakers):</text:span> Can create directional sound, but often have limitations in audio fidelity (especially lower frequencies), can produce audible artifacts outside the beam, and the sound quality can be perceived as artificial or "beamy." Carrier noise, if used, is often simplistic.</text:p>
            </text:list-item>
          </text:list>
        </text:list-item>
        <text:list-item>
          <text:p text:style-name="P2"><text:span text:style-name="Strong_20_Emphasis">Identified Market Gap/Opportunity:</text:span> There is a need for a technology that can:</text:p>
          <text:list>
            <text:list-item>
              <text:p text:style-name="P2">Deliver clear, high-quality audio to a precise, controllable location.</text:p>
            </text:list-item>
            <text:list-item>
              <text:p text:style-name="P2">Do so discreetly, with minimal sound leakage or disturbance to those outside the target zone.</text:p>
            </text:list-item>
            <text:list-item>
              <text:p text:style-name="P2">Integrate naturally with the ambient sound environment.</text:p>
            </text:list-item>
            <text:list-item>
              <text:p text:style-name="P2">Enable personalized audio experiences in public spaces without individual wearable devices.<text:line-break/>DNEA is conceptualized to meet these needs through a novel combination of beamforming and psychoacoustic noise embedding.</text:p>
            </text:list-item>
          </text:list>
        </text:list-item>
      </text:list>
      <text:p text:style-name="Text_20_body"><text:span text:style-name="Strong_20_Emphasis">3. Conceptual Solution: Project DNEA</text:span></text:p>
      <text:list text:style-name="L3">
        <text:list-item>
          <text:p text:style-name="P3"><text:span text:style-name="Strong_20_Emphasis">Core Principle &amp; Mechanism of Action:</text:span> DNEA is based on two core principles:</text:p>
          <text:list>
            <text:list-item>
              <text:p text:style-name="P3"><text:span text:style-name="Strong_20_Emphasis">Phased Array Beamforming:</text:span> Utilizing an array of small transducers (speakers) whose outputs are precisely controlled in phase and amplitude to create constructive interference in a desired direction and destructive interference elsewhere, forming a narrow, steerable beam of sound.</text:p>
            </text:list-item>
            <text:list-item>
              <text:p text:style-name="P4"><text:span text:style-name="Strong_20_Emphasis">Psychoacoustic Noise Embedding:</text:span> The desired audio message is not just broadcast directionally, but is first embedded within a "structured ambient noise" carrier. This carrier is (a) engineered to share spectral characteristics with typical environmental noise for unobtrusive blending, (b) shaped to enhance the directionality of higher frequencies, <text:soft-page-break/>and (c) potentially contains subtle temporal structures that facilitate the perceptual "unmasking" of the embedded message <text:span text:style-name="T1">only</text:span> by a listener within the focused beam, while effectively masking it outside the beam.</text:p>
            </text:list-item>
          </text:list>
        </text:list-item>
        <text:list-item>
          <text:p text:style-name="P3"><text:span text:style-name="Strong_20_Emphasis">Key Innovative Components/Aspects (Conceptual):</text:span></text:p>
          <text:list>
            <text:list-item>
              <text:p text:style-name="P3"><text:span text:style-name="Strong_20_Emphasis">Optimized Phased Array Design:</text:span> Conceptual designs for compact speaker array configurations (geometry, element spacing, driver type) specifically optimized for creating highly controlled directional beams in the audible spectrum with minimal side-lobe artifacts.</text:p>
            </text:list-item>
            <text:list-item>
              <text:p text:style-name="P3"><text:span text:style-name="Strong_20_Emphasis">Structured Ambient Noise (SAN) Generation Algorithm:</text:span> A core algorithm to generate a carrier noise that is not merely random (like white/pink noise) but possesses specific spectral shaping (to match environments and aid directionality) and subtle, psychoacoustically-informed temporal patterns designed to enhance embedded message clarity within the beam.</text:p>
            </text:list-item>
            <text:list-item>
              <text:p text:style-name="P3"><text:span text:style-name="Strong_20_Emphasis">Dynamic Message Embedding &amp; Masking Algorithm:</text:span> Algorithms to intelligently modulate the target audio message within the SAN carrier, ensuring it is clearly perceptible to the intended listener within the beam while remaining effectively masked by the SAN and ambient noise for those outside it. This includes adaptive level control.</text:p>
            </text:list-item>
            <text:list-item>
              <text:p text:style-name="P3"><text:span text:style-name="Strong_20_Emphasis">Context-Aware Environmental Adaptation:</text:span> A system concept for real-time analysis of the ambient acoustic environment (e.g., via integrated microphones) to dynamically adjust the SAN characteristics and beamforming parameters for optimal performance and discretion in changing conditions.</text:p>
            </text:list-item>
          </text:list>
        </text:list-item>
        <text:list-item>
          <text:p text:style-name="P3"><text:span text:style-name="Strong_20_Emphasis">Conceptual System Architecture:</text:span> (High-level block diagram: Audio Input -&gt; Message Embedding Algorithm -&gt; SAN Generation Algorithm -&gt; Beamforming Control Processor -&gt; Phased Speaker Array -&gt; Focused, Noise-Embedded Audio Beam. With feedback loop from Ambient Noise Sensors to Processor).</text:p>
        </text:list-item>
        <text:list-item>
          <text:p text:style-name="P3"><text:span text:style-name="Strong_20_Emphasis">Theoretical Performance Targets &amp; Advantages:</text:span></text:p>
          <text:list>
            <text:list-item>
              <text:p text:style-name="P3"><text:span text:style-name="Strong_20_Emphasis">Targeted Audio Delivery:</text:span> High speech intelligibility or music fidelity within a narrow beam (e.g., &lt;15-20° cone).</text:p>
            </text:list-item>
            <text:list-item>
              <text:p text:style-name="P3"><text:span text:style-name="Strong_20_Emphasis">Discretion:</text:span> Significant attenuation of the embedded message outside the target beam (e.g., &gt;15-20 dB reduction at X angle off-axis).</text:p>
            </text:list-item>
            <text:list-item>
              <text:p text:style-name="P3"><text:span text:style-name="Strong_20_Emphasis">Natural Sound Quality:</text:span> The SAN carrier aims to make the overall sound field less artificial than traditional directional audio.</text:p>
            </text:list-item>
            <text:list-item>
              <text:p text:style-name="P3"><text:span text:style-name="Strong_20_Emphasis">Adaptability:</text:span> Performance maintained across diverse and changing noise environments.</text:p>
            </text:list-item>
          </text:list>
        </text:list-item>
      </text:list>
      <text:p text:style-name="Text_20_body"><text:span text:style-name="Strong_20_Emphasis">4. Strategic Value &amp; Commercial Potential (for [Acquirer/Partner Company Name])</text:span></text:p>
      <text:list text:style-name="L4">
        <text:list-item>
          <text:p text:style-name="P5"><text:span text:style-name="Strong_20_Emphasis">Target Markets &amp; Applications:</text:span> Museums &amp; galleries (personalized exhibit audio), retail &amp; digital signage (targeted promotions), quiet offices &amp; co-working spaces (discreet notifications), public transportation hubs (localized announcements), trade shows, command &amp; control centers.</text:p>
        </text:list-item>
        <text:list-item>
          <text:p text:style-name="P5"><text:soft-page-break/><text:span text:style-name="Strong_20_Emphasis">Alignment with [Acquirer/Partner Company Name]'s Portfolio/Strategy:</text:span></text:p>
          <text:list>
            <text:list-item>
              <text:p text:style-name="P6"><text:span text:style-name="T1">(Example for an AV/Pro Audio Company like Bose Professional/Harman):</text:span> "DNEA offers a disruptive technology to enhance your portfolio of public address, commercial sound, and conferencing solutions. It provides a unique selling proposition for creating truly personalized and non-intrusive audio experiences in shared spaces, aligning with market demands for smarter and more focused audio systems."</text:p>
            </text:list-item>
            <text:list-item>
              <text:p text:style-name="P6"><text:span text:style-name="T1">(Example for a Digital Signage Company like Scala/BrightSign):</text:span> "Integrating DNEA with your digital signage solutions can create highly impactful, personalized advertising and informational displays, delivering targeted audio messages directly to viewers without adding to general noise pollution, thereby significantly increasing engagement and message retention."</text:p>
            </text:list-item>
          </text:list>
        </text:list-item>
        <text:list-item>
          <text:p text:style-name="P5"><text:span text:style-name="Strong_20_Emphasis">Potential Competitive Advantage:</text:span> Leadership in next-generation directional and personalized audio. Solves key limitations of existing directional audio and public address systems. Enables novel applications for audio in public spaces.</text:p>
        </text:list-item>
        <text:list-item>
          <text:p text:style-name="P5"><text:span text:style-name="Strong_20_Emphasis">High-Level Commercialization Vision:</text:span> Initial products as modular DNEA units for integration into digital signage, museum displays, or architectural sound systems. Future development of standalone DNEA products for various applications. Licensing of core algorithms.</text:p>
        </text:list-item>
      </text:list>
      <text:p text:style-name="Text_20_body"><text:span text:style-name="Strong_20_Emphasis">5. Development Roadmap &amp; Validation Strategy</text:span></text:p>
      <text:list text:style-name="L5">
        <text:list-item>
          <text:p text:style-name="P7"><text:span text:style-name="Strong_20_Emphasis">Current Stage of Development:</text:span> Detailed conceptual framework, identification of core principles (beamforming, psychoacoustic masking), conceptual design of algorithms for SAN generation and message embedding, review of foundational research in acoustics and phased array technology. No physical prototype exists.</text:p>
        </text:list-item>
        <text:list-item>
          <text:p text:style-name="P7"><text:span text:style-name="Strong_20_Emphasis">Proposed Key R&amp;D Phases (for Partner to undertake):</text:span></text:p>
          <text:list>
            <text:list-item>
              <text:p text:style-name="P7"><text:span text:style-name="Strong_20_Emphasis">Phase 1 (12-18 months): Algorithm Development &amp; Small-Scale Array Proof-of-Concept:</text:span> Develop and simulate core SAN generation, message embedding, and beamforming algorithms. Build and test a small-scale phased speaker array in a controlled anechoic environment to validate basic directionality and embedding principles.</text:p>
            </text:list-item>
            <text:list-item>
              <text:p text:style-name="P7"><text:span text:style-name="Strong_20_Emphasis">Phase 2 (18-24 months): Integrated Prototype &amp; Performance Testing:</text:span> Develop a functional prototype of a DNEA unit. Conduct rigorous testing for beam characteristics, speech intelligibility within the beam, message attenuation outside the beam, and perceived naturalness of the SAN in various simulated ambient noise conditions.</text:p>
            </text:list-item>
            <text:list-item>
              <text:p text:style-name="P7"><text:span text:style-name="Strong_20_Emphasis">Phase 3 (12-18 months): Pilot Deployments &amp; User Feedback:</text:span> Deploy prototype units in select real-world scenarios (e.g., a museum exhibit, retail display) to gather user feedback and performance data. Refine algorithms and hardware based on findings. Prepare for commercial product design.</text:p>
            </text:list-item>
          </text:list>
        </text:list-item>
        <text:list-item>
          <text:p text:style-name="P7"><text:span text:style-name="Strong_20_Emphasis">Key Risks &amp; Mitigation Approach (Conceptual):</text:span></text:p>
          <text:list>
            <text:list-item>
              <text:p text:style-name="P7"><text:soft-page-break/><text:span text:style-name="Strong_20_Emphasis">Technical Risk (Intelligibility vs. Discretion):</text:span> Balancing message clarity for the target listener with effective masking for others is a core challenge. Iterative refinement of psychoacoustic algorithms and SAN characteristics.</text:p>
            </text:list-item>
            <text:list-item>
              <text:p text:style-name="P7"><text:span text:style-name="Strong_20_Emphasis">Environmental Adaptability:</text:span> Robust ambient noise analysis and rapid adaptation algorithms are critical. Machine learning could be explored for optimizing SAN profiles.</text:p>
            </text:list-item>
            <text:list-item>
              <text:p text:style-name="P7"><text:span text:style-name="Strong_20_Emphasis">Cost/Complexity of Phased Arrays:</text:span> Focus on designs using cost-effective transducers and efficient processing to make the solution commercially viable for target applications.</text:p>
            </text:list-item>
          </text:list>
        </text:list-item>
      </text:list>
      <text:p text:style-name="Text_20_body"><text:span text:style-name="Strong_20_Emphasis">6. The Offer &amp; Intellectual Property Approach</text:span></text:p>
      <text:list text:style-name="L6">
        <text:list-item>
          <text:p text:style-name="P8"><text:span text:style-name="Strong_20_Emphasis">Proposed Engagement Model:</text:span></text:p>
          <text:list>
            <text:list-item>
              <text:p text:style-name="P8"><text:span text:style-name="Strong_20_Emphasis">Option A: Concept Acquisition:</text:span> Acquisition of all documented conceptual designs, theoretical algorithms for DNEA (phased array control, SAN generation, message embedding), system architecture plans, and strategic development roadmap. We propose an upfront acquisition fee of [e.g., $150,000 - $400,000] plus a future royalty of [e.g., 2-4%] on net sales of successfully commercialized products/services derived directly from the core DNEA concept.</text:p>
            </text:list-item>
            <text:list-item>
              <text:p text:style-name="P8"><text:span text:style-name="Strong_20_Emphasis">Option B: Funded R&amp;D Partnership &amp; Option to Acquire:</text:span> An initial option fee of [e.g., $50,000 - $100,000] for an exclusive [e.g., 6-12 month] period for due diligence and internal feasibility. If proceeding, a definitive R&amp;D partnership agreement to fund DNEA's Phase 1 &amp; 2 development (to be undertaken by your team, or jointly), leading to an option to acquire the full IP/concept at pre-agreed terms.</text:p>
            </text:list-item>
          </text:list>
        </text:list-item>
        <text:list-item>
          <text:p text:style-name="P8"><text:span text:style-name="Strong_20_Emphasis">Intellectual Property Status &amp; Strategy:</text:span></text:p>
          <text:list>
            <text:list-item>
              <text:p text:style-name="P8">"The foundational concepts for DNEA, including its unique approach to structured ambient noise, message embedding, and adaptive beamforming, are currently maintained as proprietary know-how and detailed in confidential documentation."</text:p>
            </text:list-item>
            <text:list-item>
              <text:p text:style-name="P8">"Our IP strategy involves a staged release of technical information under NDA. Should no formal partnership be agreed upon within [e.g., 120 days] post-NDA, we reserve the right to place certain high-level, non-enabling foundational principles related to psychoacoustic audio targeting into the public domain to establish prior art defensively."</text:p>
            </text:list-item>
            <text:list-item>
              <text:p text:style-name="P8">"Upon definitive agreement, a full and exclusive transfer of all existing documentation, conceptual algorithms, and know-how related to Project DNEA will occur."</text:p>
            </text:list-item>
          </text:list>
        </text:list-item>
        <text:list-item>
          <text:p text:style-name="P8"><text:span text:style-name="Strong_20_Emphasis">Requested Next Steps from [Acquirer/Partner Company Name]:</text:span></text:p>
          <text:list>
            <text:list-item>
              <text:p text:style-name="P8">Execute enclosed Mutual Non-Disclosure Agreement.</text:p>
            </text:list-item>
            <text:list-item>
              <text:p text:style-name="P8">Schedule a confidential presentation on DNEA's core technology and potential applications.</text:p>
            </text:list-item>
            <text:list-item>
              <text:p text:style-name="P8">Discuss strategic alignment and preferred engagement model.</text:p>
            </text:list-item>
          </text:list>
        </text:list-item>
      </text:list>
      <text:p text:style-name="Text_20_body"><text:span text:style-name="Strong_20_Emphasis">7. Originator Overview</text:span></text:p>
      <text:list text:style-name="L7">
        <text:list-item>
          <text:p text:style-name="P9"><text:soft-page-break/>Project DNEA is born from [Your Name/Group Name]'s innovative thinking in [briefly mention relevant background/expertise, e.g., "advanced acoustics, digital signal processing, psychoacoustics, and human-computer interaction."]. The concept aims to solve long-standing challenges in targeted audio delivery by integrating multiple advanced techniques into a cohesive system. Limited initial consultation is available for effective knowledge transfer.</text:p>
        </text:list-item>
      </text:list>
      <text:p text:style-name="Text_20_body"><text:span text:style-name="Strong_20_Emphasis">8. Appendix (Optional - Referenced in Main Body)</text:span><text:line-break/>* Table: Comparison of DNEA (Theoretical) vs. Existing Directional Audio Technologies.<text:line-break/>* Conceptual Diagram: DNEA System Architecture and Beamforming Principle.<text:line-break/>* Potential Use Case Scenarios with Visualizations.</text:p>
      <text:p text:style-name="Horizontal_20_Line"/>
      <text:p text:style-name="Text_20_body">This covers all the projects you've detailed. Each prospectus is designed to be a starting point, adaptable to the specific company you're approaching by customizing Section 4 ("Strategic Value &amp; Commercial Potential"). The financial figures are illustrative and should be adjusted based on your own assessment of the concept's maturity, uniqueness, and the specific market for each.</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8T21:30:33.582023429</meta:creation-date>
    <dc:date>2025-05-28T21:31:29.716630891</dc:date>
    <meta:editing-duration>PT58S</meta:editing-duration>
    <meta:editing-cycles>1</meta:editing-cycles>
    <meta:document-statistic meta:table-count="0" meta:image-count="0" meta:object-count="0" meta:page-count="6" meta:paragraph-count="71" meta:word-count="1914" meta:character-count="14007" meta:non-whitespace-character-count="12223"/>
    <meta:generator>LibreOffice/25.2.2.2$Linux_X86_64 LibreOffice_project/520$Build-2</meta:generator>
  </office:meta>
</office:document-meta>
</file>